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b30c" officeooo:paragraph-rsid="001ab30c"/>
    </style:style>
    <style:style style:name="P2" style:family="paragraph" style:parent-style-name="Standard">
      <style:paragraph-properties fo:margin-top="0.0398in" fo:margin-bottom="0.0398in" loext:contextual-spacing="false"/>
      <style:text-properties officeooo:rsid="001ab30c" officeooo:paragraph-rsid="001ab30c"/>
    </style:style>
    <style:style style:name="P3" style:family="paragraph" style:parent-style-name="Standard">
      <style:paragraph-properties fo:margin-top="0.0398in" fo:margin-bottom="0.0398in" loext:contextual-spacing="false"/>
      <style:text-properties officeooo:rsid="001acb24" officeooo:paragraph-rsid="001acb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-</text:p>
      <text:p text:style-name="P2">a)</text:p>
      <text:p text:style-name="P2">struct proc {</text:p>
      <text:p text:style-name="P1"><text:s text:c="2"/>uint sz; <text:s text:c="20"/>// Size of process memory (bytes)</text:p>
      <text:p text:style-name="P1"><text:s text:c="2"/>pde_t* pgdir; <text:s text:c="15"/>// Page table</text:p>
      <text:p text:style-name="P1"><text:s text:c="2"/>char *kstack; <text:s text:c="15"/>// Bottom of kernel stack for this process</text:p>
      <text:p text:style-name="P1"><text:s text:c="2"/>enum procstate state; <text:s text:c="7"/>// Process state</text:p>
      <text:p text:style-name="P1"><text:s text:c="2"/>int pid; <text:s text:c="20"/>// Process ID</text:p>
      <text:p text:style-name="P1"><text:s text:c="2"/>struct proc *parent; <text:s text:c="8"/>// Parent process</text:p>
      <text:p text:style-name="P1"><text:s text:c="2"/>struct trapframe *tf; <text:s text:c="7"/>// Trap frame for current syscall</text:p>
      <text:p text:style-name="P1"><text:s text:c="2"/>struct context *context; <text:s text:c="4"/>// swtch() here to run process</text:p>
      <text:p text:style-name="P1"><text:s text:c="2"/>void *chan; <text:s text:c="17"/>// If non-zero, sleeping on chan</text:p>
      <text:p text:style-name="P1"><text:s text:c="2"/>int killed; <text:s text:c="17"/>// If non-zero, have been killed</text:p>
      <text:p text:style-name="P1"><text:s text:c="2"/>struct file *ofile[NOFILE]; <text:s/>// Open files</text:p>
      <text:p text:style-name="P1"><text:s text:c="2"/>struct inode *cwd; <text:s text:c="10"/>// Current directory</text:p>
      <text:p text:style-name="P1"><text:s text:c="2"/>char name[16]; <text:s text:c="14"/>// Process name (debugging)</text:p>
      <text:p text:style-name="P1">}; </text:p>
      <text:p text:style-name="P2">b)</text:p>
      <text:p text:style-name="P2">i) sz: Size of process memory (bytes)</text:p>
      <text:p text:style-name="P2">ii) state: Process state</text:p>
      <text:p text:style-name="P2">iii) context: swtch() here to run process</text:p>
      <text:p text:style-name="P2">iv) ofile: Open files</text:p>
      <text:p text:style-name="P2">v) If non-zero, have been killed</text:p>
      <text:p text:style-name="P2">2-</text:p>
      <text:p text:style-name="P3">ls</text:p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08:41:45.066132575</meta:creation-date>
    <dc:date>2016-11-07T09:21:56.782778442</dc:date>
    <meta:editing-duration>PT9M51S</meta:editing-duration>
    <meta:editing-cycles>1</meta:editing-cycles>
    <meta:document-statistic meta:table-count="0" meta:image-count="0" meta:object-count="0" meta:page-count="1" meta:paragraph-count="25" meta:word-count="129" meta:character-count="905" meta:non-whitespace-character-count="619"/>
    <meta:generator>LibreOffice/5.1.4.2$Linux_X86_64 LibreOffice_project/10m0$Build-2</meta:generator>
  </office:meta>
</office:document-meta>
</file>